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7.62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7.06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ADT FIRE &amp; SECURITY LTD</text:p>
          </table:table-cell>
          <table:table-cell office:value-type="float" office:value="6659.74" table:style-name="ce5">
            <text:p>6659.74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ADT FIRE AND SECURITY PLC</text:p>
          </table:table-cell>
          <table:table-cell office:value-type="float" office:value="9658" table:style-name="ce5">
            <text:p>965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ADT FIRE AND SECURITY PLC</text:p>
          </table:table-cell>
          <table:table-cell office:value-type="float" office:value="6000" table:style-name="ce5">
            <text:p>600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ANGLIAN WATER</text:p>
          </table:table-cell>
          <table:table-cell office:value-type="float" office:value="3196.97" table:style-name="ce5">
            <text:p>3196.97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ASPEN INTERNATIONAL LTD</text:p>
          </table:table-cell>
          <table:table-cell office:value-type="float" office:value="2020" table:style-name="ce5">
            <text:p>202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AVI LTD</text:p>
          </table:table-cell>
          <table:table-cell office:value-type="float" office:value="630" table:style-name="ce5">
            <text:p>63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BARKER AND EVANS</text:p>
          </table:table-cell>
          <table:table-cell office:value-type="float" office:value="5122" table:style-name="ce5">
            <text:p>512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BEDFORDSHIRE POLICE AUTHORITY</text:p>
          </table:table-cell>
          <table:table-cell office:value-type="float" office:value="146710" table:style-name="ce5">
            <text:p>14671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BMW (GB) LTD</text:p>
          </table:table-cell>
          <table:table-cell office:value-type="float" office:value="14939.84" table:style-name="ce5">
            <text:p>14939.84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BMW (UK) LTD</text:p>
          </table:table-cell>
          <table:table-cell office:value-type="float" office:value="2209.5" table:style-name="ce5">
            <text:p>2209.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539.95000000000005" table:style-name="ce5">
            <text:p>539.9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BUDDI LTD</text:p>
          </table:table-cell>
          <table:table-cell office:value-type="float" office:value="4066" table:style-name="ce5">
            <text:p>4066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ANFORD AUDIO PLC</text:p>
          </table:table-cell>
          <table:table-cell office:value-type="float" office:value="999" table:style-name="ce5">
            <text:p>999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ANON BUSINESS SERVICE (UK) LIMITED</text:p>
          </table:table-cell>
          <table:table-cell office:value-type="float" office:value="10171.5" table:style-name="ce5">
            <text:p>10171.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ASTROL (UK) LTD</text:p>
          </table:table-cell>
          <table:table-cell office:value-type="float" office:value="529.91999999999996" table:style-name="ce5">
            <text:p>529.9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HARLES FELLOWS SUPPLIES LTD</text:p>
          </table:table-cell>
          <table:table-cell office:value-type="float" office:value="525" table:style-name="ce5">
            <text:p>52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HUBB FIRE LTD</text:p>
          </table:table-cell>
          <table:table-cell office:value-type="float" office:value="603.29999999999995" table:style-name="ce5">
            <text:p>603.3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IPFA</text:p>
          </table:table-cell>
          <table:table-cell office:value-type="float" office:value="1645" table:style-name="ce5">
            <text:p>164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LEARTONE TELECOMS PLC</text:p>
          </table:table-cell>
          <table:table-cell office:value-type="float" office:value="708" table:style-name="ce5">
            <text:p>70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OMPUTACENTER (UK) LTD</text:p>
          </table:table-cell>
          <table:table-cell office:value-type="float" office:value="1280" table:style-name="ce5">
            <text:p>128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OOPER READING</text:p>
          </table:table-cell>
          <table:table-cell office:value-type="float" office:value="7338.64" table:style-name="ce5">
            <text:p>7338.64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7623.8" table:style-name="ce5">
            <text:p>7623.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CRANFIELD UNIVERSITY</text:p>
          </table:table-cell>
          <table:table-cell office:value-type="float" office:value="1912.5" table:style-name="ce5">
            <text:p>1912.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7000" table:style-name="ce5">
            <text:p>700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DAVID HORN COMMUNICATIONS LTD</text:p>
          </table:table-cell>
          <table:table-cell office:value-type="float" office:value="515" table:style-name="ce5">
            <text:p>51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2054.84" table:style-name="ce5">
            <text:p>22054.84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DERBY UNITEX LTD</text:p>
          </table:table-cell>
          <table:table-cell office:value-type="float" office:value="13780" table:style-name="ce5">
            <text:p>1378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466.3" table:style-name="ce5">
            <text:p>1466.3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47476.41" table:style-name="ce5">
            <text:p>147476.41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GARRAN LOCKERS LTD</text:p>
          </table:table-cell>
          <table:table-cell office:value-type="float" office:value="2302.1999999999998" table:style-name="ce5">
            <text:p>2302.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GOODYEAR DUNLOP UK</text:p>
          </table:table-cell>
          <table:table-cell office:value-type="float" office:value="3572.62" table:style-name="ce5">
            <text:p>3572.6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7669.24" table:style-name="ce5">
            <text:p>7669.24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GRG PUBLIC RESOURCES LTD</text:p>
          </table:table-cell>
          <table:table-cell office:value-type="float" office:value="8853.1" table:style-name="ce5">
            <text:p>8853.1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GROUPTYRE WHOLSALE LTD</text:p>
          </table:table-cell>
          <table:table-cell office:value-type="float" office:value="1925.55" table:style-name="ce5">
            <text:p>1925.5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1174.8" table:style-name="ce5">
            <text:p>1174.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H FINE &amp; SONS LTD</text:p>
          </table:table-cell>
          <table:table-cell office:value-type="float" office:value="530" table:style-name="ce5">
            <text:p>53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HAMPSHIRE POLICE AUTHORITY</text:p>
          </table:table-cell>
          <table:table-cell office:value-type="float" office:value="4500" table:style-name="ce5">
            <text:p>450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HEADLEY TYRES LTD</text:p>
          </table:table-cell>
          <table:table-cell office:value-type="float" office:value="919.6" table:style-name="ce5">
            <text:p>919.6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ICETRAK LTD</text:p>
          </table:table-cell>
          <table:table-cell office:value-type="float" office:value="12364.7" table:style-name="ce5">
            <text:p>12364.7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INAZONE LTD</text:p>
          </table:table-cell>
          <table:table-cell office:value-type="float" office:value="590" table:style-name="ce5">
            <text:p>59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LEXUS (GB) LTD</text:p>
          </table:table-cell>
          <table:table-cell office:value-type="float" office:value="21648.27" table:style-name="ce5">
            <text:p>21648.27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LOWE &amp; OLIVER LTD</text:p>
          </table:table-cell>
          <table:table-cell office:value-type="float" office:value="5873.94" table:style-name="ce5">
            <text:p>5873.94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215.48" table:style-name="ce5">
            <text:p>1215.4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MEHLER VARIO SYSTEM GMBH</text:p>
          </table:table-cell>
          <table:table-cell office:value-type="float" office:value="3392.8" table:style-name="ce5">
            <text:p>3392.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1919.51" table:style-name="ce5">
            <text:p>11919.51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NORFOLK CONSTABULARY</text:p>
          </table:table-cell>
          <table:table-cell office:value-type="float" office:value="4463.8900000000003" table:style-name="ce5">
            <text:p>4463.89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NORTH OXFORD GARAGE LTD</text:p>
          </table:table-cell>
          <table:table-cell office:value-type="float" office:value="1170.01" table:style-name="ce5">
            <text:p>1170.01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ORCHID CELLMARK LTD</text:p>
          </table:table-cell>
          <table:table-cell office:value-type="float" office:value="31879.16" table:style-name="ce5">
            <text:p>31879.16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OSMOND GROUP LTD</text:p>
          </table:table-cell>
          <table:table-cell office:value-type="float" office:value="740.8" table:style-name="ce5">
            <text:p>740.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PETER JONES (ILG) LTD</text:p>
          </table:table-cell>
          <table:table-cell office:value-type="float" office:value="2360" table:style-name="ce5">
            <text:p>236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PIDDINGTON PROPERTIES LTD</text:p>
          </table:table-cell>
          <table:table-cell office:value-type="float" office:value="4250" table:style-name="ce5">
            <text:p>425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PMC POLYTHENE LTD</text:p>
          </table:table-cell>
          <table:table-cell office:value-type="float" office:value="2230.8200000000002" table:style-name="ce5">
            <text:p>2230.8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PMD MAGNETICS</text:p>
          </table:table-cell>
          <table:table-cell office:value-type="float" office:value="1952" table:style-name="ce5">
            <text:p>195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PORTAKABIN LTD</text:p>
          </table:table-cell>
          <table:table-cell office:value-type="float" office:value="3202.34" table:style-name="ce5">
            <text:p>3202.34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PRESSFAB EVO LTD</text:p>
          </table:table-cell>
          <table:table-cell office:value-type="float" office:value="23060.32" table:style-name="ce5">
            <text:p>23060.3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PRO-TECT SAFETY SIGNS</text:p>
          </table:table-cell>
          <table:table-cell office:value-type="float" office:value="1070.0999999999999" table:style-name="ce5">
            <text:p>1070.1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QMP MANAGEMENT &amp; DESIGN</text:p>
          </table:table-cell>
          <table:table-cell office:value-type="float" office:value="5040" table:style-name="ce5">
            <text:p>504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REED</text:p>
          </table:table-cell>
          <table:table-cell office:value-type="float" office:value="120602.59" table:style-name="ce5">
            <text:p>120602.59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REYNOLDS BLINDS</text:p>
          </table:table-cell>
          <table:table-cell office:value-type="float" office:value="899.95" table:style-name="ce5">
            <text:p>899.9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ROBERT M DONALDSON</text:p>
          </table:table-cell>
          <table:table-cell office:value-type="float" office:value="17402" table:style-name="ce5">
            <text:p>1740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SAFETY KLEEN UK LTD</text:p>
          </table:table-cell>
          <table:table-cell office:value-type="float" office:value="644.02" table:style-name="ce5">
            <text:p>644.0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SONIC COMMUNICATIONS (INT) LTD</text:p>
          </table:table-cell>
          <table:table-cell office:value-type="float" office:value="920" table:style-name="ce5">
            <text:p>92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SOUTHERN ELECTRIC</text:p>
          </table:table-cell>
          <table:table-cell office:value-type="float" office:value="2392.9699999999998" table:style-name="ce5">
            <text:p>2392.97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SPECIALIST CARS STEVENAGE</text:p>
          </table:table-cell>
          <table:table-cell office:value-type="float" office:value="2320.33" table:style-name="ce5">
            <text:p>2320.33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157032.92000000001" table:style-name="ce5">
            <text:p>157032.9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ST THOMAS CROSS GARAGE LTD</text:p>
          </table:table-cell>
          <table:table-cell office:value-type="float" office:value="1296.9000000000001" table:style-name="ce5">
            <text:p>1296.9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SUSSEX POLICE AUTHORITY</text:p>
          </table:table-cell>
          <table:table-cell office:value-type="float" office:value="2153.21" table:style-name="ce5">
            <text:p>2153.21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THE AUTOMOBILE ASSOCIATION</text:p>
          </table:table-cell>
          <table:table-cell office:value-type="float" office:value="582" table:style-name="ce5">
            <text:p>58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THISTLE DESIGN ASSOCIATES LTD</text:p>
          </table:table-cell>
          <table:table-cell office:value-type="float" office:value="2200" table:style-name="ce5">
            <text:p>220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TSI INSTRUMENTS LTD</text:p>
          </table:table-cell>
          <table:table-cell office:value-type="float" office:value="1455" table:style-name="ce5">
            <text:p>145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VOLVO CAR UK LTD</text:p>
          </table:table-cell>
          <table:table-cell office:value-type="float" office:value="1171.8" table:style-name="ce5">
            <text:p>1171.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WAREHOUSE EXPRESS LTD</text:p>
          </table:table-cell>
          <table:table-cell office:value-type="float" office:value="3107.18" table:style-name="ce5">
            <text:p>3107.18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WEST BERKSHIRE COUNCIL</text:p>
          </table:table-cell>
          <table:table-cell office:value-type="float" office:value="6000" table:style-name="ce5">
            <text:p>600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WILCOMATIC LTD</text:p>
          </table:table-cell>
          <table:table-cell office:value-type="float" office:value="2535.41" table:style-name="ce5">
            <text:p>2535.41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WING HALL TRUST</text:p>
          </table:table-cell>
          <table:table-cell office:value-type="float" office:value="3125" table:style-name="ce5">
            <text:p>3125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WOKINGHAM BOROUGH COUNCIL</text:p>
          </table:table-cell>
          <table:table-cell office:value-type="float" office:value="6000" table:style-name="ce5">
            <text:p>6000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3">
            <text:p>06/10/2020</text:p>
          </table:table-cell>
          <table:table-cell office:value-type="string" table:style-name="ce4">
            <text:p>WOODWAY ENGINEERING LTD</text:p>
          </table:table-cell>
          <table:table-cell office:value-type="float" office:value="597.22" table:style-name="ce5">
            <text:p>597.22</text:p>
          </table:table-cell>
          <table:table-cell office:value-type="float" office:value="3494" table:style-name="ce5">
            <text:p>349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ABINGDON LTD</text:p>
          </table:table-cell>
          <table:table-cell office:value-type="float" office:value="153026.01" table:style-name="ce5">
            <text:p>153026.01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ADT FIRE &amp; SECURITY LTD</text:p>
          </table:table-cell>
          <table:table-cell office:value-type="float" office:value="15784.57" table:style-name="ce5">
            <text:p>15784.57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ADT FIRE AND SECURITY PLC</text:p>
          </table:table-cell>
          <table:table-cell office:value-type="float" office:value="13817.81" table:style-name="ce5">
            <text:p>13817.81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ADT FIRE AND SECURITY PLC</text:p>
          </table:table-cell>
          <table:table-cell office:value-type="float" office:value="3512" table:style-name="ce5">
            <text:p>351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6">
            <text:p>AMBERHAWK TRAINING LIMITED</text:p>
          </table:table-cell>
          <table:table-cell office:value-type="float" office:value="2330" table:style-name="ce5">
            <text:p>2330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ANDREWS SYKES HIRE LTD</text:p>
          </table:table-cell>
          <table:table-cell office:value-type="float" office:value="4396.3900000000003" table:style-name="ce5">
            <text:p>4396.39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BARKER AND EVANS</text:p>
          </table:table-cell>
          <table:table-cell office:value-type="float" office:value="8391" table:style-name="ce5">
            <text:p>8391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CHAINEYS CYCLES LTD</text:p>
          </table:table-cell>
          <table:table-cell office:value-type="float" office:value="2075" table:style-name="ce5">
            <text:p>207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CHARLES FELLOWS SUPPLIES LTD</text:p>
          </table:table-cell>
          <table:table-cell office:value-type="float" office:value="525" table:style-name="ce5">
            <text:p>52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CHUBB FIRE LTD</text:p>
          </table:table-cell>
          <table:table-cell office:value-type="float" office:value="507.5" table:style-name="ce5">
            <text:p>507.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CLEARTONE TELECOMS PLC</text:p>
          </table:table-cell>
          <table:table-cell office:value-type="float" office:value="10012" table:style-name="ce5">
            <text:p>1001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COMPUTACENTER (UK) LTD</text:p>
          </table:table-cell>
          <table:table-cell office:value-type="float" office:value="4666" table:style-name="ce5">
            <text:p>466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COOPER READING</text:p>
          </table:table-cell>
          <table:table-cell office:value-type="float" office:value="2703.1" table:style-name="ce5">
            <text:p>2703.1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13982.63" table:style-name="ce5">
            <text:p>13982.63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DX NETWORK SERVICES LTD</text:p>
          </table:table-cell>
          <table:table-cell office:value-type="float" office:value="2192.42" table:style-name="ce5">
            <text:p>2192.4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EDEN VAUXHALL READING</text:p>
          </table:table-cell>
          <table:table-cell office:value-type="float" office:value="1012.22" table:style-name="ce5">
            <text:p>1012.2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ERNST &amp; YOUNG</text:p>
          </table:table-cell>
          <table:table-cell office:value-type="float" office:value="10616" table:style-name="ce5">
            <text:p>1061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ESSEX POLICE AUTHORITY</text:p>
          </table:table-cell>
          <table:table-cell office:value-type="float" office:value="7083.83" table:style-name="ce5">
            <text:p>7083.83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36857" table:style-name="ce5">
            <text:p>136857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GAMMA TELECOM</text:p>
          </table:table-cell>
          <table:table-cell office:value-type="float" office:value="740" table:style-name="ce5">
            <text:p>740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2403.75" table:style-name="ce5">
            <text:p>2403.7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GROUPTYRE WHOLSALE LTD</text:p>
          </table:table-cell>
          <table:table-cell office:value-type="float" office:value="739.6" table:style-name="ce5">
            <text:p>739.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2988" table:style-name="ce5">
            <text:p>2988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HAMPSHIRE POLICE AUTHORITY</text:p>
          </table:table-cell>
          <table:table-cell office:value-type="float" office:value="2139.96" table:style-name="ce5">
            <text:p>2139.9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ID MANAGEMENT SYSTEMS</text:p>
          </table:table-cell>
          <table:table-cell office:value-type="float" office:value="549.78" table:style-name="ce5">
            <text:p>549.78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J V &amp; S J HOLMAN</text:p>
          </table:table-cell>
          <table:table-cell office:value-type="float" office:value="2125" table:style-name="ce5">
            <text:p>212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K &amp; R AUTO SERVICES LTD</text:p>
          </table:table-cell>
          <table:table-cell office:value-type="float" office:value="909.17" table:style-name="ce5">
            <text:p>909.17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LAMBERT SMITH HAMPTON</text:p>
          </table:table-cell>
          <table:table-cell office:value-type="float" office:value="4000" table:style-name="ce5">
            <text:p>4000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LOWE &amp; OLIVER LTD</text:p>
          </table:table-cell>
          <table:table-cell office:value-type="float" office:value="5762.31" table:style-name="ce5">
            <text:p>5762.31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MARSH LTD</text:p>
          </table:table-cell>
          <table:table-cell office:value-type="float" office:value="2258806" table:style-name="ce5">
            <text:p>225880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MARSHALL MOTOR GROUP- CAMBRIDGE</text:p>
          </table:table-cell>
          <table:table-cell office:value-type="float" office:value="1414.17" table:style-name="ce5">
            <text:p>1414.17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MODUS (SCOTLAND) LTD</text:p>
          </table:table-cell>
          <table:table-cell office:value-type="float" office:value="755" table:style-name="ce5">
            <text:p>75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NCC SERVICES LTD</text:p>
          </table:table-cell>
          <table:table-cell office:value-type="float" office:value="4670" table:style-name="ce5">
            <text:p>4670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NORFOLK CONSTABULARY</text:p>
          </table:table-cell>
          <table:table-cell office:value-type="float" office:value="591.07000000000005" table:style-name="ce5">
            <text:p>591.07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ORCHID CELLMARK LTD</text:p>
          </table:table-cell>
          <table:table-cell office:value-type="float" office:value="74993.350000000006" table:style-name="ce5">
            <text:p>74993.3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PAYPOINT NETWORK LTD</text:p>
          </table:table-cell>
          <table:table-cell office:value-type="float" office:value="825" table:style-name="ce5">
            <text:p>82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PMC POLYTHENE LTD</text:p>
          </table:table-cell>
          <table:table-cell office:value-type="float" office:value="1006.8" table:style-name="ce5">
            <text:p>1006.8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PRESSFAB EVO LTD</text:p>
          </table:table-cell>
          <table:table-cell office:value-type="float" office:value="23060.32" table:style-name="ce5">
            <text:p>23060.3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RECYCLED WASTE DOT COM LTD</text:p>
          </table:table-cell>
          <table:table-cell office:value-type="float" office:value="2189.75" table:style-name="ce5">
            <text:p>2189.7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REED</text:p>
          </table:table-cell>
          <table:table-cell office:value-type="float" office:value="103895.03" table:style-name="ce5">
            <text:p>103895.03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REYNOLDS BLINDS</text:p>
          </table:table-cell>
          <table:table-cell office:value-type="float" office:value="778.36" table:style-name="ce5">
            <text:p>778.3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780" table:style-name="ce5">
            <text:p>780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ROBERT M DONALDSON</text:p>
          </table:table-cell>
          <table:table-cell office:value-type="float" office:value="3775" table:style-name="ce5">
            <text:p>377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KILLS FOR JUSTICE</text:p>
          </table:table-cell>
          <table:table-cell office:value-type="float" office:value="11135" table:style-name="ce5">
            <text:p>1113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MS ENVIRONMENTAL LTD</text:p>
          </table:table-cell>
          <table:table-cell office:value-type="float" office:value="6256.53" table:style-name="ce5">
            <text:p>6256.53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OLON SECURITY LTD</text:p>
          </table:table-cell>
          <table:table-cell office:value-type="float" office:value="690" table:style-name="ce5">
            <text:p>690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14391" table:style-name="ce5">
            <text:p>14391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T THOMAS CROSS GARAGE LTD</text:p>
          </table:table-cell>
          <table:table-cell office:value-type="float" office:value="2575.66" table:style-name="ce5">
            <text:p>2575.6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TAPLETONS (TYRE SERVICES) LTD</text:p>
          </table:table-cell>
          <table:table-cell office:value-type="float" office:value="745.15" table:style-name="ce5">
            <text:p>745.1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TEARN ELECTRIC</text:p>
          </table:table-cell>
          <table:table-cell office:value-type="float" office:value="1635.48" table:style-name="ce5">
            <text:p>1635.48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USSEX POLICE AUTHORITY</text:p>
          </table:table-cell>
          <table:table-cell office:value-type="float" office:value="1090.45" table:style-name="ce5">
            <text:p>1090.4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SUSSEX POLICE AUTHORITY</text:p>
          </table:table-cell>
          <table:table-cell office:value-type="float" office:value="8690.9699999999993" table:style-name="ce5">
            <text:p>8690.97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TRY &amp; LILLY</text:p>
          </table:table-cell>
          <table:table-cell office:value-type="float" office:value="504" table:style-name="ce5">
            <text:p>504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TVP CO-OP PURCHASE CARD A/C</text:p>
          </table:table-cell>
          <table:table-cell office:value-type="float" office:value="4569.96" table:style-name="ce5">
            <text:p>4569.9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TVP CO-OP PURCHASE CARD A/C</text:p>
          </table:table-cell>
          <table:table-cell office:value-type="float" office:value="9061.4500000000007" table:style-name="ce5">
            <text:p>9061.4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TVP CO-OP PURCHASE CARD A/C</text:p>
          </table:table-cell>
          <table:table-cell office:value-type="float" office:value="1120.32" table:style-name="ce5">
            <text:p>1120.3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TVP CO-OP PURCHASE CARD A/C</text:p>
          </table:table-cell>
          <table:table-cell office:value-type="float" office:value="4999.92" table:style-name="ce5">
            <text:p>4999.9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VODAFONE LIMITED</text:p>
          </table:table-cell>
          <table:table-cell office:value-type="float" office:value="183186.15" table:style-name="ce5">
            <text:p>183186.15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101465.32" table:style-name="ce5">
            <text:p>101465.32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WEST BERKSHIRE COUNCIL</text:p>
          </table:table-cell>
          <table:table-cell office:value-type="float" office:value="100000" table:style-name="ce5">
            <text:p>100000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table:style-name="ce4">
            <text:p>WOODWAY ENGINEERING LTD</text:p>
          </table:table-cell>
          <table:table-cell office:value-type="float" office:value="649.16" table:style-name="ce5">
            <text:p>649.16</text:p>
          </table:table-cell>
          <table:table-cell office:value-type="float" office:value="3496" table:style-name="ce5">
            <text:p>349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ACOTA LIMITED</text:p>
          </table:table-cell>
          <table:table-cell office:value-type="float" office:value="763.34" table:style-name="ce5">
            <text:p>763.3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ADT FIRE AND SECURITY PLC</text:p>
          </table:table-cell>
          <table:table-cell office:value-type="float" office:value="943.5" table:style-name="ce5">
            <text:p>943.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ATS EUROMASTER LTD</text:p>
          </table:table-cell>
          <table:table-cell office:value-type="float" office:value="3221.37" table:style-name="ce5">
            <text:p>3221.37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BARKER AND EVANS</text:p>
          </table:table-cell>
          <table:table-cell office:value-type="float" office:value="8879" table:style-name="ce5">
            <text:p>8879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BMW (GB) LTD</text:p>
          </table:table-cell>
          <table:table-cell office:value-type="float" office:value="22638.45" table:style-name="ce5">
            <text:p>22638.4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BRITISH TELECOM</text:p>
          </table:table-cell>
          <table:table-cell office:value-type="float" office:value="5210.8" table:style-name="ce5">
            <text:p>5210.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233.51" table:style-name="ce5">
            <text:p>1233.51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CDS SYSTEMS LIMITED</text:p>
          </table:table-cell>
          <table:table-cell office:value-type="float" office:value="8882" table:style-name="ce5">
            <text:p>8882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CDS SYSTEMS LIMITED</text:p>
          </table:table-cell>
          <table:table-cell office:value-type="float" office:value="1150" table:style-name="ce5">
            <text:p>115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CHARLES FELLOWS SUPPLIES LTD</text:p>
          </table:table-cell>
          <table:table-cell office:value-type="float" office:value="525" table:style-name="ce5">
            <text:p>52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CHARTER UK LIMITED</text:p>
          </table:table-cell>
          <table:table-cell office:value-type="float" office:value="61000" table:style-name="ce5">
            <text:p>6100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CHUBB FIRE LTD</text:p>
          </table:table-cell>
          <table:table-cell office:value-type="float" office:value="1055.5" table:style-name="ce5">
            <text:p>1055.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COMPUTACENTER (UK) LTD</text:p>
          </table:table-cell>
          <table:table-cell office:value-type="float" office:value="7791.92" table:style-name="ce5">
            <text:p>7791.92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COOPER READING</text:p>
          </table:table-cell>
          <table:table-cell office:value-type="float" office:value="769.48" table:style-name="ce5">
            <text:p>769.4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2502" table:style-name="ce5">
            <text:p>2502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37134.25" table:style-name="ce5">
            <text:p>37134.2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EDF ENERGY</text:p>
          </table:table-cell>
          <table:table-cell office:value-type="float" office:value="129523.72" table:style-name="ce5">
            <text:p>129523.72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5422.47" table:style-name="ce5">
            <text:p>5422.47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570" table:style-name="ce5">
            <text:p>57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280" table:style-name="ce5">
            <text:p>228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35832.6" table:style-name="ce5">
            <text:p>35832.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G4S CASH SOLUTIONS UK LTD</text:p>
          </table:table-cell>
          <table:table-cell office:value-type="float" office:value="799.64" table:style-name="ce5">
            <text:p>799.6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G4S INTERGRATED SERVICES</text:p>
          </table:table-cell>
          <table:table-cell office:value-type="float" office:value="815.06" table:style-name="ce5">
            <text:p>815.0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GOODYEAR DUNLOP UK</text:p>
          </table:table-cell>
          <table:table-cell office:value-type="float" office:value="48446.3" table:style-name="ce5">
            <text:p>48446.3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9558.7000000000007" table:style-name="ce5">
            <text:p>9558.7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GRG PUBLIC RESOURCES LTD</text:p>
          </table:table-cell>
          <table:table-cell office:value-type="float" office:value="1768" table:style-name="ce5">
            <text:p>176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GROUPTYRE WHOLSALE LTD</text:p>
          </table:table-cell>
          <table:table-cell office:value-type="float" office:value="939.6" table:style-name="ce5">
            <text:p>939.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760" table:style-name="ce5">
            <text:p>76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HAMPSHIRE POLICE AUTHORITY</text:p>
          </table:table-cell>
          <table:table-cell office:value-type="float" office:value="3925.09" table:style-name="ce5">
            <text:p>3925.09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HAMPSHIRE POLICE AUTHORITY</text:p>
          </table:table-cell>
          <table:table-cell office:value-type="float" office:value="10668" table:style-name="ce5">
            <text:p>1066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HYUNDAI MOTOR UK LIMITED</text:p>
          </table:table-cell>
          <table:table-cell office:value-type="float" office:value="21688" table:style-name="ce5">
            <text:p>2168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ID MANAGEMENT SYSTEMS</text:p>
          </table:table-cell>
          <table:table-cell office:value-type="float" office:value="1507.95" table:style-name="ce5">
            <text:p>1507.9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INFODATA SYSTEMS LTD</text:p>
          </table:table-cell>
          <table:table-cell office:value-type="float" office:value="4403" table:style-name="ce5">
            <text:p>4403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KINGS TWO WHEEL CENTRE LTD</text:p>
          </table:table-cell>
          <table:table-cell office:value-type="float" office:value="506.54" table:style-name="ce5">
            <text:p>506.5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LAERDAL MEDICAL LTD</text:p>
          </table:table-cell>
          <table:table-cell office:value-type="float" office:value="5689.74" table:style-name="ce5">
            <text:p>5689.7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LLOYD MOTORS LTD</text:p>
          </table:table-cell>
          <table:table-cell office:value-type="float" office:value="1088.3399999999999" table:style-name="ce5">
            <text:p>1088.3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LOWE &amp; OLIVER LTD</text:p>
          </table:table-cell>
          <table:table-cell office:value-type="float" office:value="1996.64" table:style-name="ce5">
            <text:p>1996.6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MARSH LTD</text:p>
          </table:table-cell>
          <table:table-cell office:value-type="float" office:value="354113.76" table:style-name="ce5">
            <text:p>354113.7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MICROSOFT LTD</text:p>
          </table:table-cell>
          <table:table-cell office:value-type="float" office:value="3136.36" table:style-name="ce5">
            <text:p>3136.3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1825.37" table:style-name="ce5">
            <text:p>21825.37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NIGHTSEARCHER LIMITED</text:p>
          </table:table-cell>
          <table:table-cell office:value-type="float" office:value="1226.5" table:style-name="ce5">
            <text:p>1226.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OSMOND GROUP LTD</text:p>
          </table:table-cell>
          <table:table-cell office:value-type="float" office:value="761.6" table:style-name="ce5">
            <text:p>761.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OXFORDSHIRE COUNTY COUNCIL</text:p>
          </table:table-cell>
          <table:table-cell office:value-type="float" office:value="512.66" table:style-name="ce5">
            <text:p>512.6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POSTURITE (UK) LTD</text:p>
          </table:table-cell>
          <table:table-cell office:value-type="float" office:value="574.6" table:style-name="ce5">
            <text:p>574.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PRESSFAB EVO LTD</text:p>
          </table:table-cell>
          <table:table-cell office:value-type="float" office:value="12669.48" table:style-name="ce5">
            <text:p>12669.4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PVL UK LTD</text:p>
          </table:table-cell>
          <table:table-cell office:value-type="float" office:value="590.5" table:style-name="ce5">
            <text:p>590.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RECIPERO LTD</text:p>
          </table:table-cell>
          <table:table-cell office:value-type="float" office:value="17500" table:style-name="ce5">
            <text:p>1750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REED</text:p>
          </table:table-cell>
          <table:table-cell office:value-type="float" office:value="189336.53" table:style-name="ce5">
            <text:p>189336.53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RIDGWAY ENGINEERING LTD</text:p>
          </table:table-cell>
          <table:table-cell office:value-type="float" office:value="1370" table:style-name="ce5">
            <text:p>137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ROYAL MAIL</text:p>
          </table:table-cell>
          <table:table-cell office:value-type="float" office:value="11118.15" table:style-name="ce5">
            <text:p>11118.1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 YAFFY LTD</text:p>
          </table:table-cell>
          <table:table-cell office:value-type="float" office:value="8946" table:style-name="ce5">
            <text:p>894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MARTWATER TECHNOLOGY LTD</text:p>
          </table:table-cell>
          <table:table-cell office:value-type="float" office:value="13200" table:style-name="ce5">
            <text:p>1320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OUTHAM TYRES</text:p>
          </table:table-cell>
          <table:table-cell office:value-type="float" office:value="528.76" table:style-name="ce5">
            <text:p>528.7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PECIALIST CARS STEVENAGE</text:p>
          </table:table-cell>
          <table:table-cell office:value-type="float" office:value="2516.2399999999998" table:style-name="ce5">
            <text:p>2516.2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552909.31999999995" table:style-name="ce5">
            <text:p>552909.32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T THOMAS CROSS GARAGE LTD</text:p>
          </table:table-cell>
          <table:table-cell office:value-type="float" office:value="585.66" table:style-name="ce5">
            <text:p>585.6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USSEX POLICE AUTHORITY</text:p>
          </table:table-cell>
          <table:table-cell office:value-type="float" office:value="9538.7099999999991" table:style-name="ce5">
            <text:p>9538.71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olice Officer Overtim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USSEX POLICE AUTHORITY</text:p>
          </table:table-cell>
          <table:table-cell office:value-type="float" office:value="16752" table:style-name="ce5">
            <text:p>16752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USSEX POLICE AUTHORITY</text:p>
          </table:table-cell>
          <table:table-cell office:value-type="float" office:value="61050.02" table:style-name="ce5">
            <text:p>61050.02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USSEX POLICE AUTHORITY</text:p>
          </table:table-cell>
          <table:table-cell office:value-type="float" office:value="42186.38" table:style-name="ce5">
            <text:p>42186.3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SWEET &amp; MAXWELL LTD</text:p>
          </table:table-cell>
          <table:table-cell office:value-type="float" office:value="8012" table:style-name="ce5">
            <text:p>8012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THE AUTOMOBILE ASSOCIATION</text:p>
          </table:table-cell>
          <table:table-cell office:value-type="float" office:value="1991.88" table:style-name="ce5">
            <text:p>1991.8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THREE D TRANSMISSIONS LTD</text:p>
          </table:table-cell>
          <table:table-cell office:value-type="float" office:value="2606" table:style-name="ce5">
            <text:p>2606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THRIFTY - FLIGHTFORM LTD</text:p>
          </table:table-cell>
          <table:table-cell office:value-type="float" office:value="2857" table:style-name="ce5">
            <text:p>2857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TOOLMASTER</text:p>
          </table:table-cell>
          <table:table-cell office:value-type="float" office:value="1040" table:style-name="ce5">
            <text:p>104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TURNKEY INSTRUMENTS LTD</text:p>
          </table:table-cell>
          <table:table-cell office:value-type="float" office:value="525" table:style-name="ce5">
            <text:p>52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VITAL PROPERTY SOLUTIONS</text:p>
          </table:table-cell>
          <table:table-cell office:value-type="float" office:value="2040" table:style-name="ce5">
            <text:p>2040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VODAFONE LIMITED</text:p>
          </table:table-cell>
          <table:table-cell office:value-type="float" office:value="46321.93" table:style-name="ce5">
            <text:p>46321.93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WA PRODUCTS (UK) LTD</text:p>
          </table:table-cell>
          <table:table-cell office:value-type="float" office:value="5320.8" table:style-name="ce5">
            <text:p>5320.8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WAREHOUSE EXPRESS LTD</text:p>
          </table:table-cell>
          <table:table-cell office:value-type="float" office:value="2131.5" table:style-name="ce5">
            <text:p>2131.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WEIGHTMANS</text:p>
          </table:table-cell>
          <table:table-cell office:value-type="float" office:value="4318.5" table:style-name="ce5">
            <text:p>4318.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WERNICK HIRE LIMITED</text:p>
          </table:table-cell>
          <table:table-cell office:value-type="float" office:value="787.34" table:style-name="ce5">
            <text:p>787.3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WEST BERKSHIRE COUNCIL</text:p>
          </table:table-cell>
          <table:table-cell office:value-type="float" office:value="32205" table:style-name="ce5">
            <text:p>32205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string" table:style-name="ce4">
            <text:p>WOODWAY ENGINEERING LTD</text:p>
          </table:table-cell>
          <table:table-cell office:value-type="float" office:value="2270.44" table:style-name="ce5">
            <text:p>2270.44</text:p>
          </table:table-cell>
          <table:table-cell office:value-type="float" office:value="3497" table:style-name="ce5">
            <text:p>349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A 1 GEARBOXES</text:p>
          </table:table-cell>
          <table:table-cell office:value-type="float" office:value="775" table:style-name="ce5">
            <text:p>77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ADT FIRE &amp; SECURITY LTD</text:p>
          </table:table-cell>
          <table:table-cell office:value-type="float" office:value="11566.02" table:style-name="ce5">
            <text:p>11566.02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BMW (UK) LTD</text:p>
          </table:table-cell>
          <table:table-cell office:value-type="float" office:value="1819.5" table:style-name="ce5">
            <text:p>1819.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B-PLAN INFORMATION SYSTEMS LIMITED</text:p>
          </table:table-cell>
          <table:table-cell office:value-type="float" office:value="24747.65" table:style-name="ce5">
            <text:p>24747.6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BRITISH GAS TRADING LTD</text:p>
          </table:table-cell>
          <table:table-cell office:value-type="float" office:value="15049.03" table:style-name="ce5">
            <text:p>15049.03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BRITISH TELECOM</text:p>
          </table:table-cell>
          <table:table-cell office:value-type="float" office:value="39722.25" table:style-name="ce5">
            <text:p>39722.2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CELL PACK SOLUTIONS LTD</text:p>
          </table:table-cell>
          <table:table-cell office:value-type="float" office:value="787.5" table:style-name="ce5">
            <text:p>787.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CLEARTONE TELECOMS PLC</text:p>
          </table:table-cell>
          <table:table-cell office:value-type="float" office:value="1250" table:style-name="ce5">
            <text:p>125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COMPUTACENTER (UK) LTD</text:p>
          </table:table-cell>
          <table:table-cell office:value-type="float" office:value="5745" table:style-name="ce5">
            <text:p>574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COOPER READING</text:p>
          </table:table-cell>
          <table:table-cell office:value-type="float" office:value="1375.07" table:style-name="ce5">
            <text:p>1375.07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CORONA ENERGY RETAIL 4 A/C</text:p>
          </table:table-cell>
          <table:table-cell office:value-type="float" office:value="18320.990000000002" table:style-name="ce5">
            <text:p>18320.99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3546" table:style-name="ce5">
            <text:p>3546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0444" table:style-name="ce5">
            <text:p>20444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DX NETWORK SERVICES LTD</text:p>
          </table:table-cell>
          <table:table-cell office:value-type="float" office:value="876.97" table:style-name="ce5">
            <text:p>876.97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ESSEX POLICE AUTHORITY</text:p>
          </table:table-cell>
          <table:table-cell office:value-type="float" office:value="7166.74" table:style-name="ce5">
            <text:p>7166.74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ESSEX POLICE AUTHORITY</text:p>
          </table:table-cell>
          <table:table-cell office:value-type="float" office:value="1290.24" table:style-name="ce5">
            <text:p>1290.24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EXPERIAN LTD</text:p>
          </table:table-cell>
          <table:table-cell office:value-type="float" office:value="52936" table:style-name="ce5">
            <text:p>52936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FENTON PHARMACEUTICALS LTD</text:p>
          </table:table-cell>
          <table:table-cell office:value-type="float" office:value="1700" table:style-name="ce5">
            <text:p>170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FISHER SCIENTIFIC UK LTD</text:p>
          </table:table-cell>
          <table:table-cell office:value-type="float" office:value="2557.54" table:style-name="ce5">
            <text:p>2557.54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GRG PUBLIC RESOURCES LTD</text:p>
          </table:table-cell>
          <table:table-cell office:value-type="float" office:value="5388" table:style-name="ce5">
            <text:p>5388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GROUPTYRE WHOLSALE LTD</text:p>
          </table:table-cell>
          <table:table-cell office:value-type="float" office:value="1304.45" table:style-name="ce5">
            <text:p>1304.4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45900.57" table:style-name="ce5">
            <text:p>45900.57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HALFORDS LTD</text:p>
          </table:table-cell>
          <table:table-cell office:value-type="float" office:value="3838.63" table:style-name="ce5">
            <text:p>3838.63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HAMPSHIRE POLICE AUTHORITY</text:p>
          </table:table-cell>
          <table:table-cell office:value-type="float" office:value="86305.89" table:style-name="ce5">
            <text:p>86305.89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HAMPSHIRE POLICE AUTHORITY</text:p>
          </table:table-cell>
          <table:table-cell office:value-type="float" office:value="132406.79" table:style-name="ce5">
            <text:p>132406.79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HYUNDAI MOTOR UK LIMITED</text:p>
          </table:table-cell>
          <table:table-cell office:value-type="float" office:value="11467.66" table:style-name="ce5">
            <text:p>11467.66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ICETRAK LTD</text:p>
          </table:table-cell>
          <table:table-cell office:value-type="float" office:value="1285.04" table:style-name="ce5">
            <text:p>1285.04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KCOM GROUP PLC</text:p>
          </table:table-cell>
          <table:table-cell office:value-type="float" office:value="657.22" table:style-name="ce5">
            <text:p>657.22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MARSHALL MOTOR GROUP- CAMBRIDGE</text:p>
          </table:table-cell>
          <table:table-cell office:value-type="float" office:value="535.98" table:style-name="ce5">
            <text:p>535.98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11400" table:style-name="ce5">
            <text:p>1140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29303.759999999998" table:style-name="ce5">
            <text:p>29303.76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MEHLER VARIO SYSTEM GMBH</text:p>
          </table:table-cell>
          <table:table-cell office:value-type="float" office:value="3864.2" table:style-name="ce5">
            <text:p>3864.2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MILTON KEYNES COUNCIL</text:p>
          </table:table-cell>
          <table:table-cell office:value-type="float" office:value="20000" table:style-name="ce5">
            <text:p>2000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NORTH OXFORD GARAGE LTD</text:p>
          </table:table-cell>
          <table:table-cell office:value-type="float" office:value="1615.3" table:style-name="ce5">
            <text:p>1615.3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NORTON WAY MAZDA</text:p>
          </table:table-cell>
          <table:table-cell office:value-type="float" office:value="18737" table:style-name="ce5">
            <text:p>18737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NORTON WAY PEUGEOT</text:p>
          </table:table-cell>
          <table:table-cell office:value-type="float" office:value="572.15" table:style-name="ce5">
            <text:p>572.1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OPEN TEXT UK LIMITED</text:p>
          </table:table-cell>
          <table:table-cell office:value-type="float" office:value="3836.73" table:style-name="ce5">
            <text:p>3836.73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ORCHID CELLMARK LTD</text:p>
          </table:table-cell>
          <table:table-cell office:value-type="float" office:value="83219.81" table:style-name="ce5">
            <text:p>83219.81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PETER JONES (ILG) LTD</text:p>
          </table:table-cell>
          <table:table-cell office:value-type="float" office:value="1140" table:style-name="ce5">
            <text:p>114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PRESSFAB EVO LTD</text:p>
          </table:table-cell>
          <table:table-cell office:value-type="float" office:value="31737.26" table:style-name="ce5">
            <text:p>31737.26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PRIMETAKE LTD</text:p>
          </table:table-cell>
          <table:table-cell office:value-type="float" office:value="2699" table:style-name="ce5">
            <text:p>2699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Q ELECTRONICS LTD</text:p>
          </table:table-cell>
          <table:table-cell office:value-type="float" office:value="4500" table:style-name="ce5">
            <text:p>450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ROSSDALE &amp; PARTNERS</text:p>
          </table:table-cell>
          <table:table-cell office:value-type="float" office:value="3222.86" table:style-name="ce5">
            <text:p>3222.86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ROYAL MAIL</text:p>
          </table:table-cell>
          <table:table-cell office:value-type="float" office:value="6326.65" table:style-name="ce5">
            <text:p>6326.6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RPS GROUP PLC</text:p>
          </table:table-cell>
          <table:table-cell office:value-type="float" office:value="4790" table:style-name="ce5">
            <text:p>479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RSG ENGINEERING LTD</text:p>
          </table:table-cell>
          <table:table-cell office:value-type="float" office:value="1000" table:style-name="ce5">
            <text:p>100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 YAFFY LTD</text:p>
          </table:table-cell>
          <table:table-cell office:value-type="float" office:value="11018" table:style-name="ce5">
            <text:p>11018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COTTISH POWER</text:p>
          </table:table-cell>
          <table:table-cell office:value-type="float" office:value="2181.46" table:style-name="ce5">
            <text:p>2181.46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DS GROUP LTD</text:p>
          </table:table-cell>
          <table:table-cell office:value-type="float" office:value="570" table:style-name="ce5">
            <text:p>57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KILLS FOR JUSTICE</text:p>
          </table:table-cell>
          <table:table-cell office:value-type="float" office:value="6048" table:style-name="ce5">
            <text:p>6048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ONIC COMMUNICATIONS (INT) LTD</text:p>
          </table:table-cell>
          <table:table-cell office:value-type="float" office:value="920" table:style-name="ce5">
            <text:p>92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OUTHERN ELECTRIC</text:p>
          </table:table-cell>
          <table:table-cell office:value-type="float" office:value="1230.01" table:style-name="ce5">
            <text:p>1230.01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PECIALIST CARS STEVENAGE</text:p>
          </table:table-cell>
          <table:table-cell office:value-type="float" office:value="2303.0300000000002" table:style-name="ce5">
            <text:p>2303.03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45114.22" table:style-name="ce5">
            <text:p>45114.22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T THOMAS CROSS GARAGE LTD</text:p>
          </table:table-cell>
          <table:table-cell office:value-type="float" office:value="1431.4" table:style-name="ce5">
            <text:p>1431.4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UFFOLK POLICE AUTHORITY</text:p>
          </table:table-cell>
          <table:table-cell office:value-type="float" office:value="5718.98" table:style-name="ce5">
            <text:p>5718.98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USSEX POLICE AUTHORITY</text:p>
          </table:table-cell>
          <table:table-cell office:value-type="float" office:value="525.87" table:style-name="ce5">
            <text:p>525.87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SYTNER HIGH WYCOMBE</text:p>
          </table:table-cell>
          <table:table-cell office:value-type="float" office:value="866.45" table:style-name="ce5">
            <text:p>866.45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TCH (UK) LIMITED</text:p>
          </table:table-cell>
          <table:table-cell office:value-type="float" office:value="3670" table:style-name="ce5">
            <text:p>367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THISTLE DESIGN ASSOCIATES LTD</text:p>
          </table:table-cell>
          <table:table-cell office:value-type="float" office:value="6600" table:style-name="ce5">
            <text:p>6600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0-27T00:00:00" table:style-name="ce3">
            <text:p>27/10/2020</text:p>
          </table:table-cell>
          <table:table-cell office:value-type="string" table:style-name="ce4">
            <text:p>VODAFONE LIMITED</text:p>
          </table:table-cell>
          <table:table-cell office:value-type="float" office:value="9761.2800000000007" table:style-name="ce5">
            <text:p>9761.28</text:p>
          </table:table-cell>
          <table:table-cell office:value-type="float" office:value="3498" table:style-name="ce5">
            <text:p>349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number-rows-repeated="1048300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276" table:contains-header="false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urdock Pamela</meta:initial-creator>
    <dc:creator>Roberts, Charlotte (C7904)</dc:creator>
    <meta:creation-date>2020-11-18T13:25:07Z</meta:creation-date>
    <dc:date>2020-11-18T14:23:10Z</dc:date>
    <meta:print-date>2020-11-18T14:21:31Z</meta:print-date>
  </office:meta>
</office:document-meta>
</file>